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rapidjson</text:p>
          </table:table-cell>
          <table:table-cell office:value-type="string">
            <text:p>qjson</text:p>
          </table:table-cell>
          <table:table-cell office:value-type="string">
            <text:p>QML json</text:p>
          </table:table-cell>
        </table:table-row>
        <table:table-row table:style-name="ro2">
          <table:table-cell office:value-type="string">
            <text:p>Time 1</text:p>
          </table:table-cell>
          <table:table-cell table:style-name="ce1" office:value-type="float" office:value="2670196819">
            <text:p>2670196819</text:p>
          </table:table-cell>
          <table:table-cell office:value-type="float" office:value="3585643458">
            <text:p>3585643458</text:p>
          </table:table-cell>
          <table:table-cell office:value-type="float" office:value="10295">
            <text:p>10295</text:p>
          </table:table-cell>
        </table:table-row>
        <table:table-row table:style-name="ro3">
          <table:table-cell office:value-type="string">
            <text:p>Time 2</text:p>
          </table:table-cell>
          <table:table-cell office:value-type="float" office:value="2618288978">
            <text:p>2618288978</text:p>
          </table:table-cell>
          <table:table-cell office:value-type="float" office:value="3750932609">
            <text:p>3750932609</text:p>
          </table:table-cell>
          <table:table-cell office:value-type="float" office:value="10239">
            <text:p>10239</text:p>
          </table:table-cell>
        </table:table-row>
        <table:table-row table:style-name="ro3">
          <table:table-cell office:value-type="string">
            <text:p>Time 3</text:p>
          </table:table-cell>
          <table:table-cell office:value-type="float" office:value="2607193354">
            <text:p>2607193354</text:p>
          </table:table-cell>
          <table:table-cell office:value-type="float" office:value="3614563715">
            <text:p>3614563715</text:p>
          </table:table-cell>
          <table:table-cell office:value-type="float" office:value="10391">
            <text:p>10391</text:p>
          </table:table-cell>
        </table:table-row>
        <table:table-row table:style-name="ro3">
          <table:table-cell office:value-type="string">
            <text:p>Average</text:p>
          </table:table-cell>
          <table:table-cell table:formula="of:=AVERAGE([.B3:.B5])" office:value-type="float" office:value="2631893050.33333">
            <text:p>2631893050.33333</text:p>
          </table:table-cell>
          <table:table-cell table:formula="of:=AVERAGE([.C3:.C5])" office:value-type="float" office:value="3650379927.33333">
            <text:p>3650379927.33333</text:p>
          </table:table-cell>
          <table:table-cell table:formula="of:=AVERAGE([.D3:.D5])" office:value-type="float" office:value="10308.3333333333">
            <text:p>10308.3333333333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Avg (ms)</text:p>
          </table:table-cell>
          <table:table-cell table:formula="of:=[.B6]/1000000" office:value-type="float" office:value="2631.89305033333">
            <text:p>2631.8930503333</text:p>
          </table:table-cell>
          <table:table-cell table:formula="of:=[.C6]/1000000" office:value-type="float" office:value="3650.37992733333">
            <text:p>3650.3799273333</text:p>
          </table:table-cell>
          <table:table-cell table:formula="of:=[.D6]" office:value-type="float" office:value="10308.3333333333">
            <text:p>10308.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20:40:23</meta:creation-date>
    <dc:date>2013-09-05T20:49:50</dc:date>
    <meta:editing-duration>P0D</meta:editing-duration>
    <meta:editing-cycles>1</meta:editing-cycles>
    <meta:document-statistic meta:table-count="1" meta:cell-count="23" meta:object-count="0"/>
    <meta:generator>LibreOffice/3.6$Linux_X86_64 LibreOffice_project/360m1$Build-2</meta:generator>
    <meta:user-defined meta:name="qrichtext">1</meta:user-defined>
  </office:meta>
</office:document-meta>
</file>